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6, 1893</text:p>
      <text:p text:style-name="P5">Month<text:tab/><text:tab/><text:tab/><text:tab/><text:tab/><text:tab/>Nov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C/</text:p>
      <text:p text:style-name="P3"><text:s/>O/</text:p>
      <text:p text:style-name="P3"><text:s text:c="2"/>P/</text:p>
      <text:p text:style-name="P3"><text:s text:c="3"/>Y/</text:p>
      <text:p text:style-name="P2">Philadelphia, Pa./</text:p>
      <text:p text:style-name="P3">Honorable Joseph Blumenthal/</text:p>
      <text:p text:style-name="P3"><text:tab/>My dear Sir/</text:p>
      <text:p text:style-name="P3"><text:tab/><text:tab/>I hope to be able to run over next Thursday. <text:s/>Will you/ notify my colleagues? <text:s/>The applicants might also be present. <text:s/>As the/ schedule is being continually changed, I cannot tell whether I can meet/ the teachers and classes early in the afternoon. <text:s/>I shall try to leave here/ at 8.30 A.M; for I wish to get away from the Seminary at 5 p.m. to make/ the 6 o'clock train. <text:s/>The 7:30 train is very slow and the last time I had an un-/pleasant experience. <text:s/>Should anything happen to prevent carrying out my/ intention, I will wire as early as possible./ <text:s/>Yours truly,/ S. MORAIS/</text:p>
      <text:p text:style-name="P3">Monday, Nov. 6-93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1:15:21.79</meta:creation-date>
    <meta:document-statistic meta:table-count="0" meta:image-count="0" meta:object-count="0" meta:page-count="2" meta:paragraph-count="69" meta:word-count="284" meta:character-count="1942"/>
    <dc:date>2011-12-19T11:20:22.73</dc:date>
    <dc:creator>Penn Libraries</dc:creator>
    <meta:editing-duration>PT00H05M01S</meta:editing-duration>
    <meta:editing-cycles>1</meta:editing-cycles>
    <meta:generator>OpenOffice.org/3.2$Win32 OpenOffice.org_project/320m12$Build-9483</meta:generator>
  </office:meta>
</office:document-meta>
</file>